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24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23-03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22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20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19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17-10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17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16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16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15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14-03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13-03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12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11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10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9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9-02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8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7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7-03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6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6-03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5-10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5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4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3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2-03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2001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99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98-03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98-02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96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95-02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94-07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93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92-03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91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90-02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9-11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9-04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8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8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7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5-09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5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4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4-03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4-02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3-11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3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2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2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1-10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1-03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0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80-03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9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9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8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8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7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7-03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6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6-04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5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5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5-05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5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5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4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4-10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4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4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4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4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4-01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3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3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3-08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3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3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2841829</text:p>
          </table:table-cell>
          <table:table-cell office:value-type="string" calcext:value-type="string">
            <text:p>1973-03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61" meta:object-count="0"/>
    <meta:user-defined meta:name="AppVersion">3.0</meta:user-defined>
  </office:meta>
</office:document-meta>
</file>